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4F6118F837192E1D.png" manifest:media-type="image/png"/>
  <manifest:file-entry manifest:full-path="Pictures/10000000000001C2000000F70608AC344966213C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FreeMono" svg:font-family="FreeMono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libri1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Standard">
      <style:text-properties fo:font-variant="normal" fo:text-transform="none" fo:color="#336633" style:font-name="Calibri1" fo:font-size="24pt" fo:font-weight="normal" style:font-size-asian="24pt" style:font-weight-asian="normal" style:font-size-complex="24pt" style:font-weight-complex="normal"/>
    </style:style>
    <style:style style:name="P10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11" style:family="paragraph" style:parent-style-name="Text_20_body">
      <style:text-properties fo:color="#336633" fo:font-size="14pt" style:font-size-asian="14pt" style:font-size-complex="14pt"/>
    </style:style>
    <style:style style:name="P12" style:family="paragraph" style:parent-style-name="Text_20_body">
      <style:text-properties officeooo:rsid="00190700" officeooo:paragraph-rsid="00190700"/>
    </style:style>
    <style:style style:name="P13" style:family="paragraph" style:parent-style-name="Text_20_body">
      <style:text-properties officeooo:rsid="00190700" officeooo:paragraph-rsid="00208f8b"/>
    </style:style>
    <style:style style:name="P14" style:family="paragraph" style:parent-style-name="Text_20_body">
      <style:text-properties officeooo:rsid="00208f8b" officeooo:paragraph-rsid="00208f8b"/>
    </style:style>
    <style:style style:name="P15" style:family="paragraph" style:parent-style-name="Text_20_body">
      <style:text-properties fo:font-variant="normal" fo:text-transform="none" officeooo:rsid="00216212" officeooo:paragraph-rsid="00256d12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officeooo:rsid="00208f8b" officeooo:paragraph-rsid="00208f8b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1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22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itulo">
      <style:text-properties fo:font-variant="normal" fo:text-transform="none"/>
    </style:style>
    <style:style style:name="P24" style:family="paragraph" style:parent-style-name="Standard" style:master-page-name="First_20_Page">
      <style:paragraph-properties style:page-number="auto"/>
    </style:style>
    <style:style style:name="P25" style:family="paragraph" style:parent-style-name="Standard" style:master-page-name="Index">
      <style:paragraph-properties style:page-number="auto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Text_20_body">
      <style:paragraph-properties fo:margin-left="1.251cm" fo:margin-right="0cm" fo:text-indent="0.199cm" style:auto-text-indent="false"/>
      <style:text-properties officeooo:rsid="00223555" officeooo:paragraph-rsid="00223555"/>
    </style:style>
    <style:style style:name="P28" style:family="paragraph" style:parent-style-name="Text_20_body">
      <style:paragraph-properties fo:margin-left="1.251cm" fo:margin-right="0cm" fo:text-indent="0.199cm" style:auto-text-indent="false"/>
      <style:text-properties style:font-name="FreeMono" officeooo:rsid="00208f8b" officeooo:paragraph-rsid="00208f8b"/>
    </style:style>
    <style:style style:name="T1" style:family="text">
      <style:text-properties fo:color="#999966"/>
    </style:style>
    <style:style style:name="T2" style:family="text">
      <style:text-properties fo:color="#999966" officeooo:rsid="002bd6e8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1" fo:font-size="12pt" style:font-size-asian="12pt" style:font-size-complex="12pt"/>
    </style:style>
    <style:style style:name="T9" style:family="text">
      <style:text-properties officeooo:rsid="00190700"/>
    </style:style>
    <style:style style:name="T10" style:family="text">
      <style:text-properties officeooo:rsid="00208f8b"/>
    </style:style>
    <style:style style:name="T11" style:family="text">
      <style:text-properties officeooo:rsid="00273553"/>
    </style:style>
    <style:style style:name="T12" style:family="text">
      <style:text-properties officeooo:rsid="00285e9b"/>
    </style:style>
    <style:style style:name="T13" style:family="text">
      <style:text-properties officeooo:rsid="002a279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FreeMono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84cm" svg:y="16.958cm" svg:width="17.009cm" draw:z-index="1">
        <draw:text-box fo:min-height="2.224cm">
          <text:p text:style-name="P7"/>
          <text:p text:style-name="P7"><text:user-field-get text:name="Modulo">Computer Systems</text:user-field-get></text:p>
          <text:p text:style-name="P7">CFGS DAW</text:p>
        </draw:text-box>
      </draw:frame>
      <text:p text:style-name="P24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0608AC344966213C.jpg" xlink:type="simple" xlink:show="embed" xlink:actuate="onLoad" loext:mime-type="image/jpeg"/></draw:frame></text:p>
      <text:p text:style-name="Standard"/>
      <text:p text:style-name="Standard"/>
      <text:p text:style-name="P8"><text:bookmark text:name="docs-internal-guid-e8f5d430-faba-53b2-6d04-e9273ed17255"/></text:p>
      <text:p text:style-name="Standard"/>
      <text:p text:style-name="Standard"/>
      <text:p text:style-name="Standard"/>
      <text:p text:style-name="P10"><text:span text:style-name="T9">UNIT 12 Python</text:span>. <text:user-field-get text:name="Tema">Scripting</text:user-field-get></text:p>
      <text:p text:style-name="P9">Activities <text:span text:style-name="T10">(II)</text:span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Alfredo Oltra / Sergio <text:span text:style-name="T11">García</text:span></text:p>
      <text:p text:style-name="P20"><text:span text:style-name="T6"><text:s/></text:span><text:a xlink:type="simple" xlink:href="mailto:alfredo.oltra@ceedcv.es" text:style-name="Internet_20_link" text:visited-style-name="Visited_20_Internet_20_Link"><text:span text:style-name="T8">alfredo.oltra@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19">sergio.garcia@ceedcv.es</text:p>
      <text:p text:style-name="P22">201<text:span text:style-name="T12">9</text:span>/20<text:span text:style-name="T12">20</text:span></text:p>
      <text:p text:style-name="P21"><text:tab/><text:tab/><text:tab/><text:tab/><text:tab/><text:tab/><text:tab/><text:tab/><text:tab/><text:tab/>Versión:<text:date style:data-style-name="N104" text:date-value="2020-02-25T17:58:36.165369981">200225</text:date>.<text:time style:data-style-name="N105" text:time-value="2020-02-25T17:58:36.165603837">1752</text:time></text:p>
      <text:p text:style-name="P6"/>
      <text:p text:style-name="Standard"/>
      <text:p text:style-name="P25"/>
      <text:p text:style-name="P11">Licencia</text:p>
      <text:p text:style-name="Standard"/>
      <text:p text:style-name="P17"><draw:frame draw:style-name="fr3" draw:name="gráficos3" text:anchor-type="paragraph" svg:x="0.741cm" svg:y="0cm" svg:width="2cm" svg:height="0.7cm" draw:z-index="2"><draw:image xlink:href="Pictures/1000000000000076000000294F6118F837192E1D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1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16"><text:span text:style-name="T4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16"><text:span text:style-name="T4"> </text:span>Atención. Hace referencia a un tipo de actividad donde los alumnos suelen cometer equivocaciones. </text:p>
      <text:p text:style-name="P16"/>
      <text:p text:style-name="P16"/>
      <text:h text:style-name="Heading_20_1" text:outline-level="1" text:is-list-header="true"/>
      <text:p text:style-name="Standard"/>
      <text:p text:style-name="Standard"/>
      <text:p text:style-name="Standard"/>
      <text:p text:style-name="P26"/>
      <text:p text:style-name="Titulo">UD0<text:user-field-get text:name="NumeroTema">12</text:user-field-get>. <text:user-field-get text:name="Tema">Scripting</text:user-field-get></text:p>
      <text:p text:style-name="P23">Activities <text:span text:style-name="T10">(II)</text:span></text:p>
      <text:p text:style-name="P15">Use forums to ask questions or help your classmates :)</text:p>
      <text:h text:style-name="Heading_20_2" text:outline-level="2">Activity 1</text:h>
      <text:p text:style-name="P13">a) <text:span text:style-name="T10">Create an script that asks a number and checks if that number is prime or not. You can remember prime definition </text:span><text:a xlink:type="simple" xlink:href="https://en.wikipedia.org/wiki/Prime_number" text:style-name="Internet_20_link" text:visited-style-name="Visited_20_Internet_20_Link"><text:span text:style-name="T10">here</text:span></text:a><text:span text:style-name="T10">.</text:span></text:p>
      <text:p text:style-name="P13">b) Create an script that ask<text:span text:style-name="T10">s</text:span> <text:span text:style-name="T10">a number and calculates its </text:span><text:a xlink:type="simple" xlink:href="https://en.wikipedia.org/wiki/Factorial" text:style-name="Internet_20_link" text:visited-style-name="Visited_20_Internet_20_Link"><text:span text:style-name="T10">factorial</text:span></text:a><text:span text:style-name="T10"> </text:span></text:p>
      <text:p text:style-name="P12">c) Create <text:span text:style-name="T10">an script that shows the number of users currently logged in the system.</text:span></text:p>
      <text:p text:style-name="P27"><text:span text:style-name="T5">Tip</text:span>: <text:span text:style-name="T15">w</text:span> or <text:span text:style-name="T15">who</text:span> command and their parameters could be useful to do this script.</text:p>
      <text:p text:style-name="P14">d) Create an scripts that asks an username and shows its home directory. That information should be checked using <text:span text:style-name="T14">/etc/passwd</text:span> file.</text:p>
      <text:p text:style-name="P14">e) We have a file with two columns (name and country) separated by <text:span text:style-name="T14">:</text:span> like </text:p>
      <text:p text:style-name="P28">Pedro:Spain</text:p>
      <text:p text:style-name="P28">Juan:Spain</text:p>
      <text:p text:style-name="P28">Mark:Holland</text:p>
      <text:p text:style-name="P28">Vladimir:Russia</text:p>
      <text:p text:style-name="P28">Terry:USA</text:p>
      <text:p text:style-name="P14">We have to create a program that shows only country names. They should be shown <text:span text:style-name="T13">ordered</text:span> descendently by its country name.</text:p>
      <text:p text:style-name="P14">If a country appears more than one time, it should be shown only one time.</text:p>
      <text:p text:style-name="P27"><text:span text:style-name="T5">Tip</text:span>: <text:span text:style-name="T15">sort</text:span> command and their parameters could be useful to do this scri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FreeMono" svg:font-family="FreeMono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fo:color="#999966" officeooo:rsid="002bd6e8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MP2"><text:span text:style-name="MT1">CF</text:span><text:span text:style-name="MT2">G</text:span><text:span text:style-name="MT1">S. Desarrollo de </text:span>Aplicaciones<text:span text:style-name="MT1"> WEB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00:24:44</meta:creation-date>
    <meta:editing-duration>PT5H1M17S</meta:editing-duration>
    <meta:editing-cycles>27</meta:editing-cycles>
    <meta:generator>LibreOffice/6.0.7.3$Linux_X86_64 LibreOffice_project/00m0$Build-3</meta:generator>
    <dc:title>Plantilla CEED</dc:title>
    <meta:initial-creator>Alfredo Oltra Orengo</meta:initial-creator>
    <dc:date>2020-02-25T17:58:35.927364987</dc:date>
    <meta:print-date>2017-04-16T08:07:47.448000000</meta:print-date>
    <meta:document-statistic meta:table-count="0" meta:image-count="2" meta:object-count="0" meta:page-count="3" meta:paragraph-count="37" meta:word-count="325" meta:character-count="2024" meta:non-whitespace-character-count="1711"/>
  </office:meta>
</office:document-meta>
</file>